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0d3f8" officeooo:paragraph-rsid="0000d3f8"/>
    </style:style>
    <style:style style:name="P2" style:family="paragraph" style:parent-style-name="Standard">
      <style:text-properties officeooo:rsid="0000d3f8" officeooo:paragraph-rsid="00019faf"/>
    </style:style>
    <style:style style:name="P3" style:family="paragraph" style:parent-style-name="Standard">
      <style:text-properties officeooo:paragraph-rsid="0000d3f8"/>
    </style:style>
    <style:style style:name="P4" style:family="paragraph" style:parent-style-name="Standard">
      <style:text-properties officeooo:rsid="0001f55f" officeooo:paragraph-rsid="0001f55f"/>
    </style:style>
    <style:style style:name="P5" style:family="paragraph" style:parent-style-name="Standard">
      <style:text-properties officeooo:rsid="0002ba84" officeooo:paragraph-rsid="0002ba84"/>
    </style:style>
    <style:style style:name="T1" style:family="text">
      <style:text-properties officeooo:rsid="0000d3f8"/>
    </style:style>
    <style:style style:name="T2" style:family="text">
      <style:text-properties officeooo:rsid="00019f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Delaney – CheckRisk placement report</text:p>
      <text:p text:style-name="P1"/>
      <text:p text:style-name="P1">Introduction</text:p>
      <text:p text:style-name="P1"/>
      <text:p text:style-name="P3"><text:span text:style-name="T1">Myself - </text:span>My name is Thomas Delaney. Originally from Ireland. I started my PhD in <text:span text:style-name="T1">Computer Science, focussing on </text:span>computational neuroscience, <text:span text:style-name="T1">in the University of Bristol</text:span> in Sept<text:span text:style-name="T1">ember of</text:span> 2016. I did my undergrad<text:span text:style-name="T1">uate BA</text:span> in Math<text:span text:style-name="T1">ematics</text:span> in Trinity College Dublin, and <text:span text:style-name="T1">I</text:span> did an MSc in Informatics in <text:span text:style-name="T1">the University of Edinburgh</text:span>. I also worked in finance for 3 years after <text:span text:style-name="T1">graduating from Trinity College Dublin</text:span>. </text:p>
      <text:p text:style-name="P3"/>
      <text:p text:style-name="P2">Check<text:span text:style-name="T2">R</text:span>isk - <text:span text:style-name="T2">CheckRisk is a small, specialist provider of risk services to over £70 billion of risk assets globally. CheckRisk's team of investment professionals have decades of experience within financial markets, asset management, and behavioural finance disciplines. The Data Science department at CheckRisk specialises taking a multi-disciplinary computational approach to address the challenges in financial risk modelling, forecasting, and simulation.</text:span></text:p>
      <text:p text:style-name="P2"/>
      <text:p text:style-name="P5">Proposed Work – For the duration of the placement, it was proposed that I undertake research in the most up-to-date time series forecasting techniques. In particular focussing on recurrent neural networks...</text:p>
      <text:p text:style-name="P2"/>
      <text:p text:style-name="P4">Key Task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4:28:48.736290840</meta:creation-date>
    <dc:date>2019-02-15T14:57:28.263442350</dc:date>
    <meta:editing-duration>PT8M18S</meta:editing-duration>
    <meta:editing-cycles>2</meta:editing-cycles>
    <meta:generator>LibreOffice/5.3.6.1$Linux_X86_64 LibreOffice_project/30$Build-1</meta:generator>
    <meta:document-statistic meta:table-count="0" meta:image-count="0" meta:object-count="0" meta:page-count="1" meta:paragraph-count="6" meta:word-count="165" meta:character-count="1133" meta:non-whitespace-character-count="971"/>
  </office:meta>
</office:document-meta>
</file>